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6.137cm" fo:min-width="4.9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49cm" fo:min-width="2.52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67cm" fo:min-width="2.58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67cm" fo:min-width="3.32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04cm" fo:min-width="1.743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27cm" fo:min-width="2.519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9" style:family="graphic" style:parent-style-name="standard">
      <style:graphic-properties svg:stroke-color="#000000" draw:marker-start="Arrowheads_20_4" draw:marker-start-width="0.3cm" draw:marker-end="Arrowheads_20_5" draw:marker-end-width="0.3cm" draw:fill-color="#ffffff" draw:textarea-vertical-align="middle"/>
      <style:paragraph-properties style:writing-mode="lr-tb"/>
    </style:style>
    <style:style style:name="gr10" style:family="graphic" style:parent-style-name="objectwithoutfill">
      <style:graphic-properties svg:stroke-color="#000000" draw:marker-end="Arrowheads_20_6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  <style:paragraph-properties style:writing-mode="lr-tb"/>
    </style:style>
    <style:style style:name="gr14" style:family="graphic" style:parent-style-name="standard">
      <style:graphic-properties svg:stroke-color="#000000" draw:marker-start="Arrowheads_20_10" draw:marker-start-width="0.3cm" draw:fill-color="#ffffff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065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3cm" fo:min-width="2.31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2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7.4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58cm"/>
      <style:paragraph-properties style:writing-mode="lr-tb"/>
    </style:style>
    <style:style style:name="P1" style:family="paragraph">
      <style:paragraph-properties fo:text-align="center"/>
      <style:text-properties fo:font-size="19.3999996185303pt"/>
    </style:style>
    <style:style style:name="P2" style:family="paragraph">
      <loext:graphic-properties draw:fill-color="#ffffff"/>
      <style:paragraph-properties fo:text-align="center"/>
      <style:text-properties fo:font-size="19.3999996185303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9.3999996185303pt"/>
    </style:style>
    <style:style style:name="P5" style:family="paragraph">
      <style:paragraph-properties fo:text-align="center"/>
      <style:text-properties fo:font-size="12.8999996185303pt"/>
    </style:style>
    <style:style style:name="P6" style:family="paragraph">
      <loext:graphic-properties draw:fill="none" draw:fill-color="#ffffff"/>
      <style:paragraph-properties fo:text-align="center"/>
      <style:text-properties fo:font-size="12.8999996185303pt" style:font-size-asian="12pt" style:font-size-complex="12pt"/>
    </style:style>
    <style:style style:name="P7" style:family="paragraph">
      <style:text-properties fo:font-size="19.3999996185303pt"/>
    </style:style>
    <style:style style:name="P8" style:family="paragraph">
      <loext:graphic-properties draw:fill="none" draw:fill-color="#ffffff"/>
      <style:text-properties fo:font-size="19.3999996185303pt"/>
    </style:style>
    <style:style style:name="P9" style:family="paragraph">
      <style:text-properties fo:font-size="12.8999996185303pt" style:font-size-asian="12pt" style:font-size-complex="12pt"/>
    </style:style>
    <style:style style:name="P10" style:family="paragraph">
      <loext:graphic-properties draw:fill="none" draw:fill-color="#ffffff"/>
      <style:text-properties fo:font-size="12.8999996185303pt" style:font-size-asian="12pt" style:font-size-complex="12pt"/>
    </style:style>
    <style:style style:name="T1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2" style:family="text">
      <style:text-properties style:font-name="Liberation Sans" fo:font-size="22pt" style:font-name-asian="Liberation Sans1" style:font-size-asian="22pt" style:font-name-complex="Liberation Sans1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54cm" svg:height="16.387cm" svg:x="8.008cm" svg:y="0.6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μ</text:span><text:span text:style-name="T2">C</text:span></text:p>
          <text:p text:style-name="P1"><text:span text:style-name="T3">ESP-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029cm" svg:height="2.74cm" svg:x="0.609cm" svg:y="0.879cm">
          <text:p text:style-name="P1">ADNS</text:p>
          <text:p text:style-name="P1">26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84cm" svg:height="1.917cm" svg:x="0.552cm" svg:y="4.662cm">
          <text:p text:style-name="P1"><text:span text:style-name="T4">Finecorsa</text:span></text:p>
          <text:p text:style-name="P1"><text:span text:style-name="T4">destr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84cm" svg:height="1.917cm" svg:x="0.552cm" svg:y="7.018cm">
          <text:p text:style-name="P1"><text:span text:style-name="T4">Finecorsa</text:span></text:p>
          <text:p text:style-name="P1"><text:span text:style-name="T4">sinistr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84cm" svg:height="1.917cm" svg:x="0.552cm" svg:y="9.32cm">
          <text:p text:style-name="P1"><text:span text:style-name="T4">Finecorsa</text:span></text:p>
          <text:p text:style-name="P1"><text:span text:style-name="T4">superio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84cm" svg:height="1.917cm" svg:x="0.609cm" svg:y="11.567cm">
          <text:p text:style-name="P1"><text:span text:style-name="T4">Finecorsa</text:span></text:p>
          <text:p text:style-name="P1"><text:span text:style-name="T4">Inferio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23cm" svg:height="1.917cm" svg:x="0.317cm" svg:y="14.527cm">
          <text:p text:style-name="P1"><text:span text:style-name="T4">Termocoppia</text:span></text:p>
          <text:p text:style-name="P1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43cm" svg:height="1.754cm" svg:x="4.803cm" svg:y="14.636cm">
          <text:p text:style-name="P1">AD59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43cm" svg:height="1.754cm" svg:x="15.188cm" svg:y="1.264cm">
          <text:p text:style-name="P1">A498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43cm" svg:height="1.754cm" svg:x="15.188cm" svg:y="1.264cm">
          <text:p text:style-name="P1">A4988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19cm" svg:height="1.777cm" svg:x="18.094cm" svg:y="1.276cm">
          <text:p text:style-name="P1">Steppe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434cm" svg:y1="1.502cm" svg:x2="18.09cm" svg:y2="1.502cm">
          <text:p/>
        </draw:line>
        <draw:line draw:style-name="gr8" draw:text-style-name="P3" draw:layer="layout" svg:x1="17.424cm" svg:y1="1.935cm" svg:x2="18.096cm" svg:y2="1.925cm">
          <text:p/>
        </draw:line>
        <draw:line draw:style-name="gr8" draw:text-style-name="P3" draw:layer="layout" svg:x1="17.417cm" svg:y1="2.362cm" svg:x2="18.097cm" svg:y2="2.364cm">
          <text:p/>
        </draw:line>
        <draw:line draw:style-name="gr8" draw:text-style-name="P3" draw:layer="layout" svg:x1="17.436cm" svg:y1="2.79cm" svg:x2="18.088cm" svg:y2="2.79cm">
          <text:p/>
        </draw:line>
        <draw:line draw:style-name="gr9" draw:text-style-name="P2" draw:layer="layout" svg:x1="3.651cm" svg:y1="3.088cm" svg:x2="7.999cm" svg:y2="3.088cm">
          <text:p text:style-name="P1">SDIO <text:s text:c="9"/></text:p>
          <text:p text:style-name="P1"/>
        </draw:line>
        <draw:line draw:style-name="gr10" draw:text-style-name="P3" draw:layer="layout" svg:x1="4.153cm" svg:y1="15.218cm" svg:x2="4.796cm" svg:y2="15.218cm">
          <text:p/>
        </draw:line>
        <draw:line draw:style-name="gr10" draw:text-style-name="P3" draw:layer="layout" svg:x1="4.154cm" svg:y1="15.92cm" svg:x2="4.809cm" svg:y2="15.92cm">
          <text:p/>
        </draw:line>
        <draw:line draw:style-name="gr11" draw:text-style-name="P3" draw:layer="layout" svg:x1="3.704cm" svg:y1="12.542cm" svg:x2="8cm" svg:y2="12.542cm">
          <text:p/>
        </draw:line>
        <draw:line draw:style-name="gr11" draw:text-style-name="P3" draw:layer="layout" svg:x1="3.704cm" svg:y1="10.263cm" svg:x2="8.036cm" svg:y2="10.263cm">
          <text:p/>
        </draw:line>
        <draw:line draw:style-name="gr11" draw:text-style-name="P3" draw:layer="layout" svg:x1="3.659cm" svg:y1="7.939cm" svg:x2="8.037cm" svg:y2="7.939cm">
          <text:p/>
        </draw:line>
        <draw:line draw:style-name="gr11" draw:text-style-name="P3" draw:layer="layout" svg:x1="3.659cm" svg:y1="5.614cm" svg:x2="8cm" svg:y2="5.614cm">
          <text:p/>
        </draw:line>
        <draw:line draw:style-name="gr12" draw:text-style-name="P3" draw:layer="layout" svg:x1="7.034cm" svg:y1="15.535cm" svg:x2="8.018cm" svg:y2="15.535cm">
          <text:p/>
        </draw:line>
        <draw:line draw:style-name="gr13" draw:text-style-name="P4" draw:layer="layout" svg:x1="13.452cm" svg:y1="1.371cm" svg:x2="15.172cm" svg:y2="1.371cm">
          <text:p text:style-name="P1"><text:span text:style-name="T5"><text:s text:c="3"/></text:span><text:span text:style-name="T5">EN</text:span></text:p>
          <text:p text:style-name="P1"><text:span text:style-name="T5"/></text:p>
        </draw:line>
        <draw:line draw:style-name="gr13" draw:text-style-name="P4" draw:layer="layout" svg:x1="13.452cm" svg:y1="2.199cm" svg:x2="15.172cm" svg:y2="2.199cm">
          <text:p text:style-name="P1"><text:span text:style-name="T5"><text:s/></text:span><text:span text:style-name="T5">STEP</text:span></text:p>
          <text:p text:style-name="P1"><text:span text:style-name="T5"/></text:p>
        </draw:line>
        <draw:line draw:style-name="gr13" draw:text-style-name="P6" draw:layer="layout" svg:x1="13.452cm" svg:y1="2.939cm" svg:x2="15.172cm" svg:y2="2.939cm">
          <text:p text:style-name="P5"><text:span text:style-name="T5"><text:s text:c="2"/></text:span><text:span text:style-name="T5">DIR</text:span></text:p>
          <text:p text:style-name="P5"><text:span text:style-name="T5"/></text:p>
        </draw:line>
        <draw:line draw:style-name="gr14" draw:text-style-name="P2" draw:layer="layout" svg:x1="3.625cm" svg:y1="1.476cm" svg:x2="7.999cm" svg:y2="1.476cm">
          <text:p text:style-name="P1">SCK <text:s text:c="9"/></text:p>
          <text:p text:style-name="P1"/>
        </draw:line>
        <draw:frame draw:style-name="gr15" draw:text-style-name="P8" draw:layer="layout" svg:width="2.381cm" svg:height="2.315cm" svg:x="11.207cm" svg:y="1.001cm">
          <draw:text-box>
            <text:p text:style-name="P7"><text:span text:style-name="T5">GPIO25</text:span></text:p>
            <text:p text:style-name="P7"><text:span text:style-name="T6"/></text:p>
            <text:p text:style-name="P7"><text:span text:style-name="T5">GPIO32</text:span></text:p>
            <text:p text:style-name="P7"><text:span text:style-name="T6"/></text:p>
            <text:p text:style-name="P7"><text:span text:style-name="T5">GPIO33</text:span></text:p>
          </draw:text-box>
        </draw:frame>
        <draw:custom-shape draw:style-name="gr16" draw:text-style-name="P2" draw:layer="layout" svg:width="2.818cm" svg:height="2.28cm" svg:x="10.526cm" svg:y="14.632cm">
          <text:p text:style-name="P1">Modulo</text:p>
          <text:p text:style-name="P1">Wi-Fi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43cm" svg:height="1.754cm" svg:x="15.21cm" svg:y="4.124cm">
          <text:p text:style-name="P1">A498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43cm" svg:height="1.754cm" svg:x="15.21cm" svg:y="4.124cm">
          <text:p text:style-name="P1">A4988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19cm" svg:height="1.777cm" svg:x="18.116cm" svg:y="4.137cm">
          <text:p text:style-name="P1">Steppe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456cm" svg:y1="4.363cm" svg:x2="18.112cm" svg:y2="4.363cm">
          <text:p/>
        </draw:line>
        <draw:line draw:style-name="gr8" draw:text-style-name="P3" draw:layer="layout" svg:x1="17.446cm" svg:y1="4.795cm" svg:x2="18.118cm" svg:y2="4.785cm">
          <text:p/>
        </draw:line>
        <draw:line draw:style-name="gr8" draw:text-style-name="P3" draw:layer="layout" svg:x1="17.439cm" svg:y1="5.223cm" svg:x2="18.119cm" svg:y2="5.225cm">
          <text:p/>
        </draw:line>
        <draw:line draw:style-name="gr8" draw:text-style-name="P3" draw:layer="layout" svg:x1="17.458cm" svg:y1="5.651cm" svg:x2="18.11cm" svg:y2="5.651cm">
          <text:p/>
        </draw:line>
        <draw:line draw:style-name="gr13" draw:text-style-name="P4" draw:layer="layout" svg:x1="13.474cm" svg:y1="4.232cm" svg:x2="15.194cm" svg:y2="4.232cm">
          <text:p text:style-name="P1"><text:span text:style-name="T5"><text:s text:c="3"/></text:span><text:span text:style-name="T5">EN</text:span></text:p>
          <text:p text:style-name="P1"><text:span text:style-name="T5"/></text:p>
        </draw:line>
        <draw:line draw:style-name="gr13" draw:text-style-name="P4" draw:layer="layout" svg:x1="13.474cm" svg:y1="5.06cm" svg:x2="15.194cm" svg:y2="5.06cm">
          <text:p text:style-name="P1"><text:span text:style-name="T5"><text:s/></text:span><text:span text:style-name="T5">STEP</text:span></text:p>
          <text:p text:style-name="P1"><text:span text:style-name="T5"/></text:p>
        </draw:line>
        <draw:line draw:style-name="gr13" draw:text-style-name="P6" draw:layer="layout" svg:x1="13.474cm" svg:y1="5.8cm" svg:x2="15.194cm" svg:y2="5.8cm">
          <text:p text:style-name="P5"><text:span text:style-name="T5"><text:s text:c="2"/></text:span><text:span text:style-name="T5">DIR</text:span></text:p>
          <text:p text:style-name="P5"><text:span text:style-name="T5"/></text:p>
        </draw:line>
        <draw:frame draw:style-name="gr15" draw:text-style-name="P8" draw:layer="layout" svg:width="2.381cm" svg:height="2.315cm" svg:x="11.229cm" svg:y="3.862cm">
          <draw:text-box>
            <text:p text:style-name="P7"><text:span text:style-name="T5">GPIO13</text:span></text:p>
            <text:p text:style-name="P7"><text:span text:style-name="T6"/></text:p>
            <text:p text:style-name="P7"><text:span text:style-name="T5">GPIO12</text:span></text:p>
            <text:p text:style-name="P7"><text:span text:style-name="T6"/></text:p>
            <text:p text:style-name="P7"><text:span text:style-name="T5">GPIO14</text:span></text:p>
          </draw:text-box>
        </draw:frame>
        <draw:custom-shape draw:style-name="gr5" draw:text-style-name="P2" draw:layer="layout" svg:width="2.243cm" svg:height="1.754cm" svg:x="15.188cm" svg:y="6.91cm">
          <text:p text:style-name="P1">A498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43cm" svg:height="1.754cm" svg:x="15.188cm" svg:y="6.91cm">
          <text:p text:style-name="P1">A4988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19cm" svg:height="1.777cm" svg:x="18.094cm" svg:y="6.923cm">
          <text:p text:style-name="P1">Steppe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434cm" svg:y1="7.148cm" svg:x2="18.09cm" svg:y2="7.148cm">
          <text:p/>
        </draw:line>
        <draw:line draw:style-name="gr8" draw:text-style-name="P3" draw:layer="layout" svg:x1="17.424cm" svg:y1="7.581cm" svg:x2="18.096cm" svg:y2="7.571cm">
          <text:p/>
        </draw:line>
        <draw:line draw:style-name="gr8" draw:text-style-name="P3" draw:layer="layout" svg:x1="17.417cm" svg:y1="8.008cm" svg:x2="18.097cm" svg:y2="8.01cm">
          <text:p/>
        </draw:line>
        <draw:line draw:style-name="gr8" draw:text-style-name="P3" draw:layer="layout" svg:x1="17.436cm" svg:y1="8.436cm" svg:x2="18.088cm" svg:y2="8.436cm">
          <text:p/>
        </draw:line>
        <draw:line draw:style-name="gr13" draw:text-style-name="P4" draw:layer="layout" svg:x1="13.452cm" svg:y1="7.017cm" svg:x2="15.172cm" svg:y2="7.017cm">
          <text:p text:style-name="P1"><text:span text:style-name="T5"><text:s text:c="3"/></text:span><text:span text:style-name="T5">EN</text:span></text:p>
          <text:p text:style-name="P1"><text:span text:style-name="T5"/></text:p>
        </draw:line>
        <draw:line draw:style-name="gr13" draw:text-style-name="P4" draw:layer="layout" svg:x1="13.452cm" svg:y1="7.845cm" svg:x2="15.172cm" svg:y2="7.845cm">
          <text:p text:style-name="P1"><text:span text:style-name="T5"><text:s/></text:span><text:span text:style-name="T5">STEP</text:span></text:p>
          <text:p text:style-name="P1"><text:span text:style-name="T5"/></text:p>
        </draw:line>
        <draw:line draw:style-name="gr13" draw:text-style-name="P6" draw:layer="layout" svg:x1="13.452cm" svg:y1="8.585cm" svg:x2="15.172cm" svg:y2="8.585cm">
          <text:p text:style-name="P5"><text:span text:style-name="T5"><text:s text:c="2"/></text:span><text:span text:style-name="T5">DIR</text:span></text:p>
          <text:p text:style-name="P5"><text:span text:style-name="T5"/></text:p>
        </draw:line>
        <draw:frame draw:style-name="gr15" draw:text-style-name="P8" draw:layer="layout" svg:width="2.381cm" svg:height="2.315cm" svg:x="11.207cm" svg:y="6.647cm">
          <draw:text-box>
            <text:p text:style-name="P7"><text:span text:style-name="T5">GPIO19</text:span></text:p>
            <text:p text:style-name="P7"><text:span text:style-name="T6"/></text:p>
            <text:p text:style-name="P7"><text:span text:style-name="T5">GPIO18</text:span></text:p>
            <text:p text:style-name="P7"><text:span text:style-name="T6"/></text:p>
            <text:p text:style-name="P7"><text:span text:style-name="T5">GPIO5</text:span></text:p>
          </draw:text-box>
        </draw:frame>
        <draw:frame draw:style-name="gr17" draw:text-style-name="P10" draw:layer="layout" svg:width="2.425cm" svg:height="2.549cm" svg:x="8.022cm" svg:y="1.144cm">
          <draw:text-box>
            <text:p text:style-name="P9"><text:span text:style-name="T5">GPIO23</text:span></text:p>
            <text:p text:style-name="P9"><text:span text:style-name="T5"/></text:p>
            <text:p text:style-name="P9"><text:span text:style-name="T5"/></text:p>
            <text:p text:style-name="P9"><text:span text:style-name="T5">GPIO22</text:span></text:p>
          </draw:text-box>
        </draw:frame>
        <draw:frame draw:style-name="gr18" draw:text-style-name="P10" draw:layer="layout" svg:width="2.425cm" svg:height="7.736cm" svg:x="8.054cm" svg:y="5.195cm">
          <draw:text-box>
            <text:p text:style-name="P9"><text:span text:style-name="T5">GPIO0</text:span></text:p>
            <text:p text:style-name="P9"><text:span text:style-name="T5"/></text:p>
            <text:p text:style-name="P9"><text:span text:style-name="T7"/></text:p>
            <text:p text:style-name="P9"><text:span text:style-name="T8"/></text:p>
            <text:p text:style-name="P9"><text:span text:style-name="T5"/></text:p>
            <text:p text:style-name="P9"><text:span text:style-name="T5">GPIO15</text:span></text:p>
            <text:p text:style-name="P9"><text:span text:style-name="T9"/></text:p>
            <text:p text:style-name="P9"><text:span text:style-name="T5"/></text:p>
            <text:p text:style-name="P9"><text:span text:style-name="T5"/></text:p>
            <text:p text:style-name="P9"><text:span text:style-name="T10"/></text:p>
            <text:p text:style-name="P9"><text:span text:style-name="T5">GPIO2</text:span></text:p>
            <text:p text:style-name="P9"><text:span text:style-name="T5"/></text:p>
            <text:p text:style-name="P9"><text:span text:style-name="T11"/></text:p>
            <text:p text:style-name="P9"><text:span text:style-name="T9"/></text:p>
            <text:p text:style-name="P9"><text:span text:style-name="T8"/></text:p>
            <text:p text:style-name="P9"><text:span text:style-name="T5">GPIO4</text:span></text:p>
          </draw:text-box>
        </draw:frame>
        <draw:frame draw:style-name="gr19" draw:text-style-name="P10" draw:layer="layout" svg:width="2.425cm" svg:height="0.808cm" svg:x="8.022cm" svg:y="15.155cm">
          <draw:text-box>
            <text:p text:style-name="P9"><text:span text:style-name="T5">GPIO2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5T10:22:39.121180466</meta:creation-date>
    <dc:date>2021-05-15T13:22:03.123633835</dc:date>
    <meta:editing-duration>PT26M37S</meta:editing-duration>
    <meta:editing-cycles>5</meta:editing-cycles>
    <meta:generator>LibreOffice/7.0.6.2$Linux_X86_64 LibreOffice_project/00$Build-2</meta:generator>
    <meta:document-statistic meta:object-count="54"/>
  </office:meta>
</office:document-meta>
</file>